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13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Overall_Example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59" table:default-cell-style-name="ce1"/>
        <table:table-column table:style-name="co3" table:number-columns-repeated="1632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Summary Estimates</text:p>
          </table:table-cell>
          <table:table-cell table:number-columns-repeated="16382" table:style-name="ce1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hours per w.</text:p>
          </table:table-cell>
          <table:table-cell office:value-type="string" table:style-name="ce1">
            <text:p>weeks</text:p>
          </table:table-cell>
          <table:table-cell office:value-type="string" table:style-name="ce1">
            <text:p>h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Lectures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016" table:formula="of:=[.D4]*[.E4]*[.F4]" table:style-name="ce1">
            <text:p>2016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Excercises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016" table:formula="of:=[.D5]*[.E5]*[.F5]" table:style-name="ce1">
            <text:p>2016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Preparation</text:p>
          </table:table-cell>
          <table:table-cell office:value-type="string" table:style-name="ce1">
            <text:p>Algebra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80" table:formula="of:=[.D6]*[.E6]*[.F6]" table:style-name="ce1">
            <text:p>80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Preparation</text:p>
          </table:table-cell>
          <table:table-cell office:value-type="string" table:style-name="ce1">
            <text:p>Analysis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80" table:formula="of:=[.D7]*[.E7]*[.F7]" table:style-name="ce1">
            <text:p>80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Preparation</text:p>
          </table:table-cell>
          <table:table-cell office:value-type="string" table:style-name="ce1">
            <text:p>Einführung in die Informatik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80" table:formula="of:=[.D8]*[.E8]*[.F8]" table:style-name="ce1">
            <text:p>80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Preparation</text:p>
          </table:table-cell>
          <table:table-cell office:value-type="string" table:style-name="ce1">
            <text:p>Databases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80" table:formula="of:=[.D9]*[.E9]*[.F9]" table:style-name="ce1">
            <text:p>80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Preparation</text:p>
          </table:table-cell>
          <table:table-cell office:value-type="string" table:style-name="ce1">
            <text:p>Statistics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80" table:formula="of:=[.D10]*[.E10]*[.F10]" table:style-name="ce1">
            <text:p>80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Preparatio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[.D11]*[.E11]*[.F11]" table:style-name="ce1">
            <text:p>0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Preparatio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[.D12]*[.E12]*[.F12]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Red time</text:p>
          </table:table-cell>
          <table:table-cell table:style-name="ce2"/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16.5" table:style-name="ce1">
            <text:p>16.5</text:p>
          </table:table-cell>
          <table:table-cell office:value-type="float" office:value="1732.5" table:formula="of:=[.D14]*[.E14]*[.F14]" table:style-name="ce1">
            <text:p>1732.5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overall time</text:p>
          </table:table-cell>
          <table:table-cell table:style-name="ce1"/>
          <table:table-cell office:value-type="float" office:value="2760" table:style-name="ce1">
            <text:p>2760</text:p>
          </table:table-cell>
          <table:table-cell table:number-columns-repeated="2" table:style-name="ce1"/>
          <table:table-cell office:value-type="float" office:value="6164.5" table:formula="of:=SUM([.G4:.G14])" table:style-name="ce1">
            <text:p>6164.5</text:p>
          </table:table-cell>
          <table:table-cell office:value-type="string" table:style-name="ce1">
            <text:p>rest</text:p>
          </table:table-cell>
          <table:table-cell office:value-type="float" office:value="-3404.5" table:formula="of:=[.D16]-[.G16]" table:style-name="ce1">
            <text:p>-3404.5</text:p>
          </table:table-cell>
          <table:table-cell office:value-type="string" table:style-name="ce1">
            <text:p>h</text:p>
          </table:table-cell>
          <table:table-cell table:number-columns-repeated="16374"/>
        </table:table-row>
        <table:table-row table:style-name="ro2">
          <table:table-cell table:number-columns-repeated="6"/>
          <table:table-cell office:value-type="string" table:style-name="ce1">
            <text:p>days</text:p>
          </table:table-cell>
          <table:table-cell office:value-type="float" office:value="115" table:style-name="ce1">
            <text:p>115</text:p>
          </table:table-cell>
          <table:table-cell office:value-type="float" office:value="-29.604347826086958" table:formula="of:=[.I16]/[.H17]" table:style-name="ce3">
            <text:p>-29.60434783</text:p>
          </table:table-cell>
          <table:table-cell office:value-type="string" table:style-name="ce3">
            <text:p>h/d to chill</text:p>
          </table:table-cell>
          <table:table-cell table:number-columns-repeated="16374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0</meta:generator>
    <meta:initial-creator>Weronek, Karsten</meta:initial-creator>
    <dc:creator>Serkan</dc:creator>
    <meta:creation-date>2016-04-11T14:11:14Z</meta:creation-date>
    <dc:date>2022-04-21T10:57:39Z</dc:date>
    <meta:editing-cycles>3</meta:editing-cycles>
    <meta:editing-duration>PT523S</meta:editing-duration>
    <meta:user-defined meta:name="AppVersion">15.0300</meta:user-defined>
    <meta:user-defined meta:name="Company">Fraport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682c07fc-e856-41d6-a92b-84e72edfa696</meta:user-defined>
  </office:meta>
</office:document-meta>
</file>